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92cm" svg:height="0.672cm" svg:x="1.235cm" svg:y="1.205cm">
          <text:p text:style-name="P1"><text:span text:style-name="T1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956cm" svg:height="0.673cm" svg:x="6.331cm" svg:y="1.228cm">
          <text:p text:style-name="P1"><text:span text:style-name="T1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627cm" svg:y1="1.541cm" svg:x2="6.331cm" svg:y2="1.564cm" draw:start-shape="id1" draw:start-glue-point="1" draw:end-shape="id2" draw:end-glue-point="3" svg:d="M5627 1541l704 23" svg:viewBox="0 0 705 24">
          <text:p/>
        </draw:connector>
        <draw:custom-shape draw:style-name="gr1" draw:text-style-name="P1" xml:id="id3" draw:id="id3" draw:layer="layout" svg:width="4.956cm" svg:height="0.673cm" svg:x="6.331cm" svg:y="2.114cm">
          <text:p text:style-name="P1"><text:span text:style-name="T1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956cm" svg:height="0.674cm" svg:x="6.331cm" svg:y="2.993cm">
          <text:p text:style-name="P1"><text:span text:style-name="T1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627cm" svg:y1="1.541cm" svg:x2="6.331cm" svg:y2="2.45cm" draw:start-shape="id1" draw:start-glue-point="1" draw:end-shape="id3" draw:end-glue-point="3" svg:d="M5627 1541l704 909" svg:viewBox="0 0 705 910">
          <text:p/>
        </draw:connector>
        <draw:connector draw:style-name="gr2" draw:text-style-name="P2" draw:layer="layout" draw:type="line" svg:x1="5.627cm" svg:y1="1.541cm" svg:x2="6.331cm" svg:y2="3.33cm" draw:start-shape="id1" draw:start-glue-point="1" draw:end-shape="id4" draw:end-glue-point="3" svg:d="M5627 1541l704 1789" svg:viewBox="0 0 705 17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6:16:10.983856266</meta:creation-date>
    <dc:date>2015-06-19T16:21:19.996241292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